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color="#757575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ggregate(alumno_aprobado)" table:style-name="ta1">
        <table:table-column table:style-name="co1" table:default-cell-style-name="ce2"/>
        <table:table-column table:style-name="co2" table:number-columns-repeated="8" table:default-cell-style-name="ce4"/>
        <table:table-column table:style-name="co2" table:default-cell-style-name="ce5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>
            <text:p>Etiqueta</text:p>
          </table:table-cell>
          <table:table-cell table:style-name="ce1" office:value-type="string" calcext:value-type="string">
            <text:p># Muestras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90% Line</text:p>
          </table:table-cell>
          <table:table-cell table:style-name="ce1" office:value-type="string" calcext:value-type="string">
            <text:p>95% Line</text:p>
          </table:table-cell>
          <table:table-cell table:style-name="ce1" office:value-type="string" calcext:value-type="string">
            <text:p>99% Line</text:p>
          </table:table-cell>
          <table:table-cell table:style-name="ce1" office:value-type="string" calcext:value-type="string">
            <text:p>Mín</text:p>
          </table:table-cell>
          <table:table-cell table:style-name="ce1" office:value-type="string" calcext:value-type="string">
            <text:p>Máx</text:p>
          </table:table-cell>
          <table:table-cell table:style-name="ce1" office:value-type="string" calcext:value-type="string">
            <text:p>% Error</text:p>
          </table:table-cell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Kb/sec</text:p>
          </table:table-cell>
          <table:table-cell table:style-name="ce1" office:value-type="string" calcext:value-type="string">
            <text:p>Sent KB/sec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rendir_examen.jsp?REFRESH=1635897952623&amp;registrarAcceso=Realizar_Examen&amp;idExamen=91639767459&amp;tipoDisp=no-movil&amp;sistOp=Linux%20x86_64&amp;navegador=Safari</text:p>
          </table:table-cell>
          <table:table-cell office:value-type="float" office:value="10" calcext:value-type="float">
            <text:p>10</text:p>
          </table:table-cell>
          <table:table-cell office:value-type="float" office:value="2957" calcext:value-type="float">
            <text:p>2957</text:p>
          </table:table-cell>
          <table:table-cell office:value-type="float" office:value="1655" calcext:value-type="float">
            <text:p>1655</text:p>
          </table:table-cell>
          <table:table-cell table:number-columns-repeated="2" office:value-type="float" office:value="4673" calcext:value-type="float">
            <text:p>4673</text:p>
          </table:table-cell>
          <table:table-cell office:value-type="float" office:value="5230" calcext:value-type="float">
            <text:p>5230</text:p>
          </table:table-cell>
          <table:table-cell office:value-type="float" office:value="1387" calcext:value-type="float">
            <text:p>1387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100,000%</text:p>
          </table:table-cell>
          <table:table-cell office:value-type="float" office:value="0.16788" calcext:value-type="float">
            <text:p>0,16788</text:p>
          </table:table-cell>
          <table:table-cell office:value-type="float" office:value="796.79" calcext:value-type="float">
            <text:p>796,79</text:p>
          </table:table-cell>
          <table:table-cell office:value-type="float" office:value="7.82" calcext:value-type="float">
            <text:p>7,82</text:p>
          </table:table-cell>
        </table:table-row>
        <table:table-row table:style-name="ro1">
          <table:table-cell table:style-name="ce3" office:value-type="string" calcext:value-type="string">
            <text:p>ingreso al examen</text:p>
          </table:table-cell>
          <table:table-cell office:value-type="float" office:value="10" calcext:value-type="float">
            <text:p>10</text:p>
          </table:table-cell>
          <table:table-cell office:value-type="float" office:value="2957" calcext:value-type="float">
            <text:p>2957</text:p>
          </table:table-cell>
          <table:table-cell office:value-type="float" office:value="1655" calcext:value-type="float">
            <text:p>1655</text:p>
          </table:table-cell>
          <table:table-cell table:number-columns-repeated="2" office:value-type="float" office:value="4673" calcext:value-type="float">
            <text:p>4673</text:p>
          </table:table-cell>
          <table:table-cell office:value-type="float" office:value="5230" calcext:value-type="float">
            <text:p>5230</text:p>
          </table:table-cell>
          <table:table-cell office:value-type="float" office:value="1387" calcext:value-type="float">
            <text:p>1387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100,000%</text:p>
          </table:table-cell>
          <table:table-cell office:value-type="float" office:value="0.16773" calcext:value-type="float">
            <text:p>0,16773</text:p>
          </table:table-cell>
          <table:table-cell office:value-type="float" office:value="796.06" calcext:value-type="float">
            <text:p>796,06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ajax_metodo_generico.jsp?idGuardandoEvaluacion=91639767459&amp;time1=01&amp;time2=59&amp;time3=39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,000%</text:p>
          </table:table-cell>
          <table:table-cell office:value-type="float" office:value="0.17997" calcext:value-type="float">
            <text:p>0,17997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mostrar_pregunta.jsp?RealizandoCuestionario=false&amp;idEvaluacion=91639767459&amp;nrosPreguntas=1-2-3&amp;tipoEvaluacion=Examen&amp;idExFin=91639771682&amp;ordenPregunta=2&amp;paso=2&amp;ES_ALUMNO_RINDIENDO=SI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,000%</text:p>
          </table:table-cell>
          <table:table-cell office:value-type="float" office:value="0.17999" calcext:value-type="float">
            <text:p>0,17999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actualizarSession.j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,000%</text:p>
          </table:table-cell>
          <table:table-cell office:value-type="float" office:value="0.35898" calcext:value-type="float">
            <text:p>0,35898</text:p>
          </table:table-cell>
          <table:table-cell office:value-type="float" office:value="0.09" calcext:value-type="float">
            <text:p>0,09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table:style-name="ce3" office:value-type="string" calcext:value-type="string">
            <text:p>1er pregunta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,000%</text:p>
          </table:table-cell>
          <table:table-cell office:value-type="float" office:value="0.1796" calcext:value-type="float">
            <text:p>0,1796</text:p>
          </table:table-cell>
          <table:table-cell office:value-type="float" office:value="0.21" calcext:value-type="float">
            <text:p>0,21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ajax_metodo_generico.jsp?idGuardandoEvaluacion=91639767459&amp;time1=01&amp;time2=59&amp;time3=26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,000%</text:p>
          </table:table-cell>
          <table:table-cell office:value-type="float" office:value="0.17999" calcext:value-type="float">
            <text:p>0,1799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mostrar_pregunta.jsp?RealizandoCuestionario=false&amp;idEvaluacion=91639767459&amp;nrosPreguntas=1-2-3&amp;tipoEvaluacion=Examen&amp;idExFin=91639771682&amp;ordenPregunta=3&amp;paso=3&amp;ES_ALUMNO_RINDIENDO=SI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,000%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table:style-name="ce3" office:value-type="string" calcext:value-type="string">
            <text:p>2da pregunta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,000%</text:p>
          </table:table-cell>
          <table:table-cell office:value-type="float" office:value="0.17963" calcext:value-type="float">
            <text:p>0,17963</text:p>
          </table:table-cell>
          <table:table-cell office:value-type="float" office:value="0.21" calcext:value-type="float">
            <text:p>0,21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rendir_examen.jsp?REFRESH=1635897978399</text:p>
          </table:table-cell>
          <table:table-cell office:value-type="float" office:value="10" calcext:value-type="float">
            <text:p>10</text:p>
          </table:table-cell>
          <table:table-cell office:value-type="float" office:value="1205" calcext:value-type="float">
            <text:p>1205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float" office:value="2132" calcext:value-type="float">
            <text:p>2132</text:p>
          </table:table-cell>
          <table:table-cell office:value-type="float" office:value="2363" calcext:value-type="float">
            <text:p>2363</text:p>
          </table:table-cell>
          <table:table-cell office:value-type="float" office:value="766" calcext:value-type="float">
            <text:p>766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100,000%</text:p>
          </table:table-cell>
          <table:table-cell office:value-type="float" office:value="0.12552" calcext:value-type="float">
            <text:p>0,12552</text:p>
          </table:table-cell>
          <table:table-cell office:value-type="float" office:value="7.71" calcext:value-type="float">
            <text:p>7,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prueba.evelia.unrc.edu.ar/siat2Responsivo/archivos/idAula82927038087/evaluaciones/91639767459/ALUMNO1_DEMO_Doc99999001_Examen_entregaExamen_02-11-2021_21_07_13_p._m..html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66" calcext:value-type="float">
            <text:p>166</text:p>
          </table:table-cell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00,000%</text:p>
          </table:table-cell>
          <table:table-cell office:value-type="float" office:value="0.12877" calcext:value-type="float">
            <text:p>0,12877</text:p>
          </table:table-cell>
          <table:table-cell office:value-type="float" office:value="0.67" calcext:value-type="float">
            <text:p>0,67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table:style-name="ce3" office:value-type="string" calcext:value-type="string">
            <text:p>3era pregunta</text:p>
          </table:table-cell>
          <table:table-cell office:value-type="float" office:value="10" calcext:value-type="float">
            <text:p>10</text:p>
          </table:table-cell>
          <table:table-cell office:value-type="float" office:value="1303" calcext:value-type="float">
            <text:p>1303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2225" calcext:value-type="float">
            <text:p>2225</text:p>
          </table:table-cell>
          <table:table-cell office:value-type="float" office:value="2455" calcext:value-type="float">
            <text:p>2455</text:p>
          </table:table-cell>
          <table:table-cell office:value-type="float" office:value="849" calcext:value-type="float">
            <text:p>849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100,000%</text:p>
          </table:table-cell>
          <table:table-cell office:value-type="float" office:value="0.10062" calcext:value-type="float">
            <text:p>0,10062</text:p>
          </table:table-cell>
          <table:table-cell office:value-type="float" office:value="6.71" calcext:value-type="float">
            <text:p>6,71</text:p>
          </table:table-cell>
          <table:table-cell office:value-type="float" office:value="5.88" calcext:value-type="float">
            <text:p>5,88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office:value-type="float" office:value="130" calcext:value-type="float">
            <text:p>130</text:p>
          </table:table-cell>
          <table:table-cell office:value-type="float" office:value="708" calcext:value-type="float">
            <text:p>708</text:p>
          </table:table-cell>
          <table:table-cell office:value-type="float" office:value="91" calcext:value-type="float">
            <text:p>91</text:p>
          </table:table-cell>
          <table:table-cell office:value-type="float" office:value="2132" calcext:value-type="float">
            <text:p>2132</text:p>
          </table:table-cell>
          <table:table-cell office:value-type="float" office:value="4041" calcext:value-type="float">
            <text:p>4041</text:p>
          </table:table-cell>
          <table:table-cell office:value-type="float" office:value="5230" calcext:value-type="float">
            <text:p>5230</text:p>
          </table:table-cell>
          <table:table-cell office:value-type="float" office:value="36" calcext:value-type="float">
            <text:p>36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38,462%</text:p>
          </table:table-cell>
          <table:table-cell office:value-type="float" office:value="1.25134" calcext:value-type="float">
            <text:p>1,25134</text:p>
          </table:table-cell>
          <table:table-cell office:value-type="float" office:value="926.99" calcext:value-type="float">
            <text:p>926,99</text:p>
          </table:table-cell>
          <table:table-cell office:value-type="float" office:value="21.03" calcext:value-type="float">
            <text:p>21,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2T22:28:43.138885480</dc:date>
    <meta:editing-duration>PT55S</meta:editing-duration>
    <meta:editing-cycles>1</meta:editing-cycles>
    <meta:document-statistic meta:table-count="1" meta:cell-count="182" meta:object-count="0"/>
    <meta:generator>LibreOffice/6.4.7.2$Linux_X86_64 LibreOffice_project/40$Build-2</meta:generator>
  </office:meta>
</office:document-meta>
</file>